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" svg:font-family="'Liberation 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Text_20_body">
      <style:text-properties officeooo:paragraph-rsid="0019df42"/>
    </style:style>
    <style:style style:name="P3" style:family="paragraph" style:parent-style-name="Text_20_body">
      <style:text-properties style:font-name="Liberation Serif" fo:font-size="12pt" style:font-size-asian="12pt" style:font-size-complex="12pt"/>
    </style:style>
    <style:style style:name="P4" style:family="paragraph" style:parent-style-name="Text_20_body">
      <style:text-properties officeooo:paragraph-rsid="001d9eb6"/>
    </style:style>
    <style:style style:name="P5" style:family="paragraph" style:parent-style-name="Text_20_body">
      <style:text-properties officeooo:paragraph-rsid="0027e06f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9df42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GB" fo:font-weight="bold" officeooo:rsid="0019df42" style:font-weight-asian="bold" style:font-weight-complex="bold"/>
    </style:style>
    <style:style style:name="T5" style:family="text">
      <style:text-properties officeooo:rsid="0019df42"/>
    </style:style>
    <style:style style:name="T6" style:family="text">
      <style:text-properties fo:font-weight="bold" officeooo:rsid="0019df42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1d9eb6" style:font-size-asian="12pt" style:font-size-complex="12pt"/>
    </style:style>
    <style:style style:name="T13" style:family="text">
      <style:text-properties style:font-name="Liberation Serif" fo:font-size="12pt" officeooo:rsid="0021d96c" style:font-size-asian="12pt" style:font-size-complex="12pt"/>
    </style:style>
    <style:style style:name="T14" style:family="text">
      <style:text-properties officeooo:rsid="001d9eb6"/>
    </style:style>
    <style:style style:name="T15" style:family="text">
      <style:text-properties officeooo:rsid="001feaa4"/>
    </style:style>
    <style:style style:name="T16" style:family="text">
      <style:text-properties officeooo:rsid="0025b421"/>
    </style:style>
    <style:style style:name="T17" style:family="text">
      <style:text-properties officeooo:rsid="0027e0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o elucidate the global dynamics of the sewage resistome, we constructed a correlation network integrating abundance data on bacterial species and ARGs. The network reconstruction focused on a subset of elements consistently detected worldwide, addressing the typical sparsity of metagenomic data (for detailed methods, see the Methods section). </text:span><text:bookmark text:name="docs-internal-guid-49afbef7-7fff-231b-68e6-d038f00e41b3"/><text:span text:style-name="T9">This subset included 1,865 mOTUs, 252 FG ARGs, and 71 acquired ARGs, with the latter tending to show a less uniform global spread.</text:span></text:p>
      <text:p text:style-name="Text_20_body"><text:span text:style-name="T11">The resulting network demonstrated a sparse correlation structure, with an edge density of approximately 1.1%. About 25% of the edges connected bacterial species to ARGs, and 857 vertices (~40%) were isolated. </text:span><text:span text:style-name="T12">Futhermore</text:span><text:span text:style-name="T11">, the network revealed a pronounced community structure with a modularity index </text:span><text:span text:style-name="T13">around</text:span><text:span text:style-name="T11"> 0.7, indicating tightly interconnected clusters of bacteria and ARGs derived from diverse ecological, environmental, and human-associated sources. </text:span>For a visual representation of the reconstructed networks and a detailed perspective on each community, refer to Figure 4 and Figure Sx, respectively.</text:p>
      <text:p text:style-name="Text_20_body"><text:span text:style-name="T11"/></text:p>
      <text:p text:style-name="Text_20_body"><text:span text:style-name="T11">Among the identified commu</text:span>nities, two were particularly noteworthy due to their strong taxonomic coherence. Community 4 consisted solely of Enterobacteriaceae mOTUs, including species such as <text:span text:style-name="Emphasis">Escherichia coli</text:span> and <text:span text:style-name="Emphasis">Klebsiella pneumoniae</text:span>, alongside 17 other species and 107 ARGs. This community demonstrated an internal edge density of 20.20% and played a pivotal role in linking acquired ARGs—particularly those conferring resistance to beta-lactams, fluoroquinolones, and tetracyclines, underscoring a significant relationship between Enterobacteriaceae and antibiotic resistance.</text:p>
      <text:p text:style-name="P4"/>
      <text:p text:style-name="P4"><text:span text:style-name="T15">Futhermore</text:span>, Community 5 predominantly included 65 bacteria from the Pseudomonadaceae, 7 from the Moraxellaceae, and 5 from the Yersiniaceae. The Pseudomonadaceae showed extraordinary internal connectivity, with an edge density reaching an impressive 85%. This robust structure defines the core of this community, where the ARGs—beta-lactam, fluoroquinolone, polymyxin, and tetracycline—were notably strongly connected to the Pseudomonadaceae.</text:p>
      <text:p text:style-name="P4"/>
      <text:p text:style-name="P4">Communities 1 and 6 play a pivotal role in our study, showcasing strong associations with human-associated bacteria and displaying taxonomically distinct profiles. In Community 1, a remarkable 70% of the species are linked to the human gut, encompassing 115 distinct species. Predominantly, 78% of these bacteria belong to the phylum Firmicutes, with additional contributions from Actinomycetota (11%), Pseudomonadota (6%), Euryarchaeota (1%), and Mycoplasmadota (1%). Community 6 presents a different composition, where 79% of its 49 species are associated with human gut flora, primarily from the phylum Bacteroidota (67%). This community also includes species from Pseudomonadota (18%), Firmicutes (8%), Fusobacteria (2%), and Spirochaetota (2%).</text:p>
      <text:p text:style-name="Text_20_body">The antibiotic resistance gene (ARG) profiles further differentiate these communities. Community 1 contains two acquired ARGs and 46 FG ARGs, with 16 of these genes providing resistance to glycopeptides—representing 33% of its ARGs. In contrast, Community 6 hosts a smaller set of ARGs, with just two acquired and eight FG ARGs, underscoring the unique resistance patterns emerging from these microbial environments.</text:p>
      <text:p text:style-name="P5">Interestingly, these communities reflect the predominant enterotypes observed in human gastrointestinal studies. Community 1, primarily composed of Firmicutes, and Community 6, <text:soft-page-break/>enriched with Bacteroidetes, align with enterotypes dominated by these respective phyla <text:span text:style-name="T16">(</text:span>illustrated in Supplementary Figure X<text:span text:style-name="T16">).</text:span></text:p>
      <text:p text:style-name="P5"/>
      <text:p text:style-name="P5">Community 3 contains the most acquired ARGs in our study and is composed of 193 mOTUs, 31 acquired, and 23 functional ARGs, with an internal edge density of approximately 9%. <text:span text:style-name="T17">T</text:span>he interactions involving mOTUs with acquired genes predominantly involve species belonging to <text:span text:style-name="Emphasis">Acinetobacter</text:span> and <text:span text:style-name="Emphasis">Flavobacterium</text:span>, which are primarily linked to resistance classes including aminoglycosides, beta-lactams, and macrolides.<text:line-break/><text:line-break/><text:span text:style-name="T16"><text:line-break/><text:line-break/></text:span>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" svg:font-family="'Liberation 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0:01:13.475895812</meta:creation-date>
    <dc:date>2025-01-08T16:44:33.477765299</dc:date>
    <meta:editing-duration>PT18M38S</meta:editing-duration>
    <meta:editing-cycles>1</meta:editing-cycles>
    <meta:document-statistic meta:table-count="0" meta:image-count="0" meta:object-count="0" meta:page-count="2" meta:paragraph-count="8" meta:word-count="544" meta:character-count="3985" meta:non-whitespace-character-count="3449"/>
    <meta:generator>LibreOffice/24.2.7.2$Linux_X86_64 LibreOffice_project/420$Build-2</meta:generator>
  </office:meta>
</office:document-meta>
</file>